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B7DA4DD4BAECD38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B7DA4DD4BAECD38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6.201cm" fo:page-height="35.8cm" style:num-format="1" style:print-orientation="portrait" fo:margin-top="2cm" fo:margin-bottom="2cm" fo:margin-left="2cm" fo:margin-right="2cm" fo:border="0.51pt solid #fffacd" fo:padding="0.049cm" style:shadow="#a9a9a9 0.101cm 0.101cm" fo:background-color="#000000" style:writing-mode="lr-tb" draw:fill="solid" draw:fill-color="#000000" draw:fill-image-name="Painted_20_White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 draw:fill-image-name="Painted_20_White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09:31:08.051978605</meta:creation-date>
    <dc:date>2025-08-20T09:46:32.129271965</dc:date>
    <meta:editing-duration>PT5M1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